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RTADO MENDOZA, JHON R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20643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5860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RTADO MENDOZA, JHON RU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06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20643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101691</text:p>
          </table:table-cell>
          <table:table-cell table:style-name="Tabla2.D3" office:value-type="string">
            <text:p text:style-name="P23">6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9/2021</text:p>
          </table:table-cell>
          <table:table-cell table:style-name="Tabla2.A4" office:value-type="string">
            <text:p text:style-name="P22">5584413</text:p>
          </table:table-cell>
          <table:table-cell table:style-name="Tabla2.D4" office:value-type="string">
            <text:p text:style-name="P23">1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FICHA CREADA : 25/08/21<text:line-break/>FICHA ACTUALIZADA: 07/09/21<text:line-break/>CLIENTE ADICIONO COMPRA DE 160 PATOS MUSCOVY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0:59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